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c5fd" officeooo:paragraph-rsid="0012c5fd"/>
    </style:style>
    <style:style style:name="P2" style:family="paragraph" style:parent-style-name="Standard">
      <style:text-properties officeooo:rsid="0012c5fd" officeooo:paragraph-rsid="0012c5fd"/>
    </style:style>
    <style:style style:name="P3" style:family="paragraph" style:parent-style-name="Standard">
      <style:text-properties officeooo:rsid="001319e6" officeooo:paragraph-rsid="001319e6"/>
    </style:style>
    <style:style style:name="P4" style:family="paragraph" style:parent-style-name="Standard">
      <style:paragraph-properties fo:text-align="justify" style:justify-single-word="false"/>
      <style:text-properties officeooo:rsid="0014f842" officeooo:paragraph-rsid="0014f842"/>
    </style:style>
    <style:style style:name="P5" style:family="paragraph" style:parent-style-name="Standard">
      <style:paragraph-properties fo:text-align="justify" style:justify-single-word="false"/>
      <style:text-properties officeooo:rsid="0016e74a" officeooo:paragraph-rsid="0016e74a"/>
    </style:style>
    <style:style style:name="P6" style:family="paragraph" style:parent-style-name="Standard">
      <style:paragraph-properties fo:text-align="justify" style:justify-single-word="false"/>
      <style:text-properties officeooo:rsid="0017ecf7" officeooo:paragraph-rsid="0017ecf7"/>
    </style:style>
    <style:style style:name="T1" style:family="text">
      <style:text-properties officeooo:rsid="0014f842"/>
    </style:style>
    <style:style style:name="T2" style:family="text">
      <style:text-properties officeooo:rsid="0017ec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kład grupy:<text:tab/><text:tab/><text:tab/><text:tab/><text:tab/><text:tab/><text:tab/><text:tab/>Termin oddania: <text:span text:style-name="T1">15</text:span>.03.2018</text:p>
      <text:p text:style-name="P1">Dominik Czajkowski<text:tab/><text:tab/><text:tab/><text:tab/><text:tab/><text:tab/><text:tab/>Nr ćwiczenia: <text:span text:style-name="T1">2</text:span></text:p>
      <text:p text:style-name="P1">Marcel Szymski</text:p>
      <text:p text:style-name="P1"/>
      <text:p text:style-name="P1"/>
      <text:p text:style-name="P3">Sugerowana ocena: 3</text:p>
      <text:p text:style-name="P3"/>
      <text:p text:style-name="P4">Opis działania programu:</text:p>
      <text:p text:style-name="P5">Program liczy minimalną karę dla wszystkich zadań. Permutacje kar ułożenia zadań są zapisywane w tablicy F, która musi mieć pojemność 2^(ilości zadań) – tyle bitów ile zadań. Główny algorytm polega na tym, że szuka które zadanie ustawione na końcu daje najmniejszą karę. <text:span text:style-name="T2">Kary są zapisywane kolejno do tablicy i gdy potrzeba danej kary do obliczenia koljnej brana jest z tablicy.</text:span></text:p>
      <text:p text:style-name="P6">Ostatni element tablicy zawiera najmniejszą karę dla wszystkich zadań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21:39:14.931903178</meta:creation-date>
    <dc:date>2018-03-14T20:43:42.153168051</dc:date>
    <meta:editing-duration>PT8M2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86" meta:character-count="591" meta:non-whitespace-character-count="498"/>
  </office:meta>
</office:document-meta>
</file>